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1" svg:font-family="'ＭＳ Ｐゴシック'" style:font-pitch="variable"/>
    <style:font-face style:name="ＭＳ Ｐ明朝" svg:font-family="'ＭＳ Ｐ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8.651cm"/>
    </style:style>
    <style:style style:name="gr2" style:family="graphic" style:parent-style-name="standard">
      <style:graphic-properties draw:stroke="none" svg:stroke-color="#000000" draw:fill="none" draw:fill-color="#ffffff" fo:min-height="4.8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9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1.6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2cm"/>
    </style:style>
    <style:style style:name="gr6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75cm" fo:min-width="3.3cm"/>
    </style:style>
    <style:style style:name="gr7" style:family="graphic" style:parent-style-name="objectwithoutfill">
      <style:graphic-properties draw:marker-end="線の終点_20_1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線の終点_20_1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draw:marker-start="" draw:marker-end="線の終点_20_1" draw:fill="none" draw:textarea-vertical-align="middle"/>
    </style:style>
    <style:style style:name="gr10" style:family="graphic" style:parent-style-name="objectwithoutfill">
      <style:graphic-properties draw:marker-start="" draw:marker-end="Rounded_20_short_20_Arrow" draw:fill="none" draw:textarea-vertical-align="middl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1.6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1.8cm"/>
    </style:style>
    <style:style style:name="gr13" style:family="graphic" style:parent-style-name="objectwithoutfill">
      <style:graphic-properties draw:stroke="dash" draw:stroke-dash="_32__20_Dots_20_1_20_Dash" draw:marker-start="" draw:marker-end="Symmetric_20_Arrow" draw:fill="none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cm" fo:min-width="4.4cm"/>
    </style:style>
    <style:style style:name="gr15" style:family="graphic" style:parent-style-name="objectwithoutfill">
      <style:graphic-properties draw:stroke="dash" draw:stroke-dash="_32__20_Dots_20_1_20_Dash" draw:marker-start="" draw:marker-end="" draw:fill="none" draw:textarea-vertical-align="middle"/>
    </style:style>
    <style:style style:name="gr16" style:family="graphic" style:parent-style-name="objectwithoutfill">
      <style:graphic-properties draw:stroke="dash" draw:stroke-dash="Fine_20_Dashed" draw:marker-start="" draw:marker-end="Rounded_20_short_20_Arrow" draw:fill="none" draw:textarea-vertical-align="middle"/>
    </style:style>
    <style:style style:name="gr17" style:family="graphic" style:parent-style-name="objectwithoutfill">
      <style:graphic-properties draw:stroke="dash" draw:stroke-dash="Fine_20_Dashed" draw:marker-start="" draw:marker-end="Symmetric_20_Arrow" draw:fill="none" draw:textarea-vertical-align="middle"/>
    </style:style>
    <style:style style:name="gr18" style:family="graphic" style:parent-style-name="objectwithoutfill">
      <style:graphic-properties draw:stroke="solid" draw:stroke-dash="Fine_20_Dashed" draw:marker-start="" draw:marker-end="線の終点_20_2" draw:fill="none" draw:textarea-vertical-align="middle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7.5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42cm" fo:min-width="13.9cm"/>
    </style:style>
    <style:style style:name="gr21" style:family="graphic" style:parent-style-name="objectwithoutfill">
      <style:graphic-properties draw:stroke="solid" draw:stroke-dash="_33__20_Dashes_20_3_20_Dots_20__28_var_29_" draw:marker-start="" draw:marker-end="線の終点_20_1" draw:fill="none" draw:textarea-vertical-align="middle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1.4cm"/>
    </style:style>
    <style:style style:name="gr23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24" style:family="graphic" style:parent-style-name="objectwithoutfill">
      <style:graphic-properties draw:stroke="dash" draw:stroke-dash="Fine_20_Dashed" draw:marker-start="" draw:marker-end="線の終点_20_1" draw:fill="none" draw:textarea-vertical-align="middle"/>
    </style:style>
    <style:style style:name="gr25" style:family="graphic" style:parent-style-name="objectwithoutfill">
      <style:graphic-properties draw:stroke="solid" draw:stroke-dash="Fine_20_Dashed" draw:marker-start="" draw:marker-end="線の終点_20_1" draw:fill="none" draw:textarea-vertical-align="middle"/>
    </style:style>
    <style:style style:name="gr26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55cm" fo:min-width="1.4cm"/>
    </style:style>
    <style:style style:name="gr27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65cm" fo:min-width="2.1cm"/>
    </style:style>
    <style:style style:name="gr28" style:family="graphic" style:parent-style-name="objectwithoutfill">
      <style:graphic-properties draw:stroke="solid" draw:stroke-dash="Fine_20_Dashed" draw:marker-start="" draw:marker-end="" draw:fill="none" draw:textarea-vertical-align="middle"/>
    </style:style>
    <style:style style:name="gr29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342cm" fo:min-width="11.9cm"/>
    </style:style>
    <style:style style:name="gr30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35cm" fo:min-width="0.8cm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en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text-properties style:font-name="メイリオ" fo:font-size="18pt" style:font-name-asian="メイリオ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ＭＳ Ｐ明朝" fo:font-size="28pt" style:font-name-asian="ＭＳ Ｐ明朝" style:font-size-asian="28pt" style:font-size-complex="28pt"/>
    </style:style>
    <style:style style:name="T3" style:family="text">
      <style:text-properties style:font-name="ＭＳ Ｐ明朝" fo:font-size="18pt" style:font-name-asian="ＭＳ Ｐ明朝" style:font-size-asian="18pt" style:font-size-complex="18pt"/>
    </style:style>
    <style:style style:name="T4" style:family="text">
      <style:text-properties style:font-name="メイリオ" fo:font-size="20pt" style:font-name-asian="メイリオ" style:font-size-asian="20pt" style:font-size-complex="20pt"/>
    </style:style>
    <style:style style:name="T5" style:family="text">
      <style:text-properties style:font-name="メイリオ" fo:font-size="18pt" style:font-name-asian="メイリオ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_5f_">
        <draw:frame draw:style-name="gr1" draw:text-style-name="P4" draw:layer="layout" svg:width="27.7cm" svg:height="18.901cm" svg:x="1cm" svg:y="1.13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業務フローの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/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</draw:page>
      <draw:page draw:name="page2" draw:style-name="dp1" draw:master-page-name="標準_5f_">
        <draw:frame draw:style-name="gr2" draw:text-style-name="P5" draw:layer="layout" svg:width="23.8cm" svg:height="5.1cm" svg:x="1.6cm" svg:y="1.6cm">
          <draw:text-box>
            <text:p><text:span text:style-name="T4">1.</text:span><text:span text:style-name="T4">業務フローの図</text:span></text:p>
            <text:p><text:span text:style-name="T5">　以降のページに各拠点間での商品、伝票のやりとりの流れの図を示します。</text:span></text:p>
          </draw:text-box>
        </draw:frame>
      </draw:page>
      <draw:page draw:name="page3" draw:style-name="dp1" draw:master-page-name="標準">
        <draw:custom-shape draw:style-name="gr3" draw:text-style-name="P7" draw:layer="layout" svg:width="10cm" svg:height="1.4cm" svg:x="8cm" svg:y="7.7cm">
          <text:p text:style-name="P6"><text:span text:style-name="T6">ボルグシステム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1cm" svg:height="0.9cm" svg:x="1.2cm" svg:y="4.8cm">
          <text:p text:style-name="P6"><text:span text:style-name="T7">仕入先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0.9cm" svg:x="2.5cm" svg:y="6.2cm">
          <text:p text:style-name="P6"><text:span text:style-name="T7">その他</text:span></text:p>
          <text:p text:style-name="P6"><text:span text:style-name="T7">仕入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cm" svg:height="1cm" svg:x="1.2cm" svg:y="7.9cm">
          <text:p text:style-name="P6"><text:span text:style-name="T7">注文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2.5cm" svg:y1="7.9cm" svg:x2="2.5cm" svg:y2="7.1cm">
          <text:p/>
        </draw:line>
        <draw:line draw:style-name="gr8" draw:text-style-name="P6" draw:layer="layout" svg:x1="1.2cm" svg:y1="7.9cm" svg:x2="1.2cm" svg:y2="5.7cm">
          <text:p/>
        </draw:line>
        <draw:line draw:style-name="gr8" draw:text-style-name="P6" draw:layer="layout" svg:x1="8cm" svg:y1="7.929cm" svg:x2="5cm" svg:y2="7.929cm">
          <text:p/>
        </draw:line>
        <draw:line draw:style-name="gr8" draw:text-style-name="P6" draw:layer="layout" svg:x1="8cm" svg:y1="8.9cm" svg:x2="5cm" svg:y2="8.9cm">
          <text:p/>
        </draw:line>
        <draw:line draw:style-name="gr9" draw:text-style-name="P6" draw:layer="layout" svg:x1="3.3cm" svg:y1="5.7cm" svg:x2="19.5cm" svg:y2="5.7cm">
          <text:p/>
        </draw:line>
        <draw:line draw:style-name="gr9" draw:text-style-name="P6" draw:layer="layout" svg:x1="5cm" svg:y1="7.1cm" svg:x2="19.506cm" svg:y2="7.1cm">
          <text:p/>
        </draw:line>
        <draw:line draw:style-name="gr10" draw:text-style-name="P6" draw:layer="layout" svg:x1="12cm" svg:y1="7.7cm" svg:x2="12cm" svg:y2="5.2cm">
          <text:p/>
        </draw:line>
        <draw:line draw:style-name="gr10" draw:text-style-name="P6" draw:layer="layout" svg:x1="14cm" svg:y1="7.7cm" svg:x2="14cm" svg:y2="4.1cm">
          <text:p/>
        </draw:line>
        <draw:line draw:style-name="gr10" draw:text-style-name="P6" draw:layer="layout" svg:x1="16cm" svg:y1="7.7cm" svg:x2="16cm" svg:y2="3cm">
          <text:p/>
        </draw:line>
        <draw:line draw:style-name="gr10" draw:text-style-name="P6" draw:layer="layout" svg:x1="18cm" svg:y1="7.7cm" svg:x2="18cm" svg:y2="1.8cm">
          <text:p/>
        </draw:line>
        <draw:custom-shape draw:style-name="gr11" draw:text-style-name="P8" draw:layer="layout" svg:width="2.1cm" svg:height="0.8cm" svg:x="16.9cm" svg:y="1cm">
          <text:p text:style-name="P6"><text:span text:style-name="T7">中国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3cm" svg:height="0.8cm" svg:x="12.871cm" svg:y="3.3cm">
          <text:p text:style-name="P6"><text:span text:style-name="T7">塗装工場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3cm" svg:height="0.8cm" svg:x="14.8cm" svg:y="2.2cm">
          <text:p text:style-name="P6"><text:span text:style-name="T7">塗装工場</text:span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3cm" svg:height="0.8cm" svg:x="10.8cm" svg:y="4.4cm">
          <text:p text:style-name="P6"><text:span text:style-name="T7">塗装工場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13.1cm" svg:y1="5.2cm" svg:x2="19.5cm" svg:y2="5.2cm">
          <text:p/>
        </draw:line>
        <draw:custom-shape draw:style-name="gr14" draw:text-style-name="P9" draw:layer="layout" svg:width="4.9cm" svg:height="1.9cm" svg:x="19.5cm" svg:y="5.2cm">
          <text:p text:style-name="P6"><text:span text:style-name="T8">相模原倉庫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15.2cm" svg:y1="4.1cm" svg:x2="20.4cm" svg:y2="4.1cm">
          <text:p/>
        </draw:line>
        <draw:line draw:style-name="gr15" draw:text-style-name="P6" draw:layer="layout" svg:x1="17.1cm" svg:y1="3cm" svg:x2="21.4cm" svg:y2="3cm">
          <text:p/>
        </draw:line>
        <draw:line draw:style-name="gr16" draw:text-style-name="P6" draw:layer="layout" svg:x1="19cm" svg:y1="1.8cm" svg:x2="21.6cm" svg:y2="1.8cm">
          <text:p/>
        </draw:line>
        <draw:line draw:style-name="gr13" draw:text-style-name="P6" draw:layer="layout" svg:x1="20.5cm" svg:y1="4.1cm" svg:x2="20.5cm" svg:y2="5.2cm">
          <text:p/>
        </draw:line>
        <draw:line draw:style-name="gr13" draw:text-style-name="P6" draw:layer="layout" svg:x1="21.4cm" svg:y1="3cm" svg:x2="21.4cm" svg:y2="5.2cm">
          <text:p/>
        </draw:line>
        <draw:line draw:style-name="gr17" draw:text-style-name="P6" draw:layer="layout" svg:x1="22.4cm" svg:y1="2.4cm" svg:x2="22.4cm" svg:y2="5.2cm">
          <text:p/>
        </draw:line>
        <draw:line draw:style-name="gr18" draw:text-style-name="P6" draw:layer="layout" svg:x1="18cm" svg:y1="9.1cm" svg:x2="18cm" svg:y2="10cm">
          <text:p/>
        </draw:line>
        <draw:custom-shape draw:style-name="gr19" draw:text-style-name="P7" draw:layer="layout" svg:width="8cm" svg:height="1.1cm" svg:x="10cm" svg:y="10cm">
          <text:p text:style-name="P6"><text:span text:style-name="T6">発注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4.4cm" svg:height="1.092cm" svg:x="8cm" svg:y="18.904cm">
          <text:p text:style-name="P6"><text:span text:style-name="T6">顧客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6" draw:layer="layout" svg:x1="8cm" svg:y1="18.9cm" svg:x2="8cm" svg:y2="11.3cm">
          <text:p/>
        </draw:line>
        <draw:line draw:style-name="gr18" draw:text-style-name="P6" draw:layer="layout" svg:x1="10cm" svg:y1="11.1cm" svg:x2="10cm" svg:y2="11.6cm">
          <text:p/>
        </draw:line>
        <draw:custom-shape draw:style-name="gr22" draw:text-style-name="P8" draw:layer="layout" svg:width="1.9cm" svg:height="0.7cm" svg:x="9.023cm" svg:y="11.594cm">
          <text:p text:style-name="P6"><text:span text:style-name="T7">長野問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1cm" svg:height="0.9cm" svg:x="10.959cm" svg:y="12.7cm">
          <text:p text:style-name="P6"><text:span text:style-name="T7">長野</text:span></text:p>
          <text:p text:style-name="P6"><text:span text:style-name="T7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1cm" svg:height="0.9cm" svg:x="12.9cm" svg:y="13.8cm">
          <text:p text:style-name="P6"><text:span text:style-name="T7">埼玉</text:span></text:p>
          <text:p text:style-name="P6"><text:span text:style-name="T7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6" draw:layer="layout" svg:x1="16cm" svg:y1="9.081cm" svg:x2="16cm" svg:y2="10cm">
          <text:p/>
        </draw:line>
        <draw:line draw:style-name="gr18" draw:text-style-name="P6" draw:layer="layout" svg:x1="14cm" svg:y1="9.09cm" svg:x2="14cm" svg:y2="10cm">
          <text:p/>
        </draw:line>
        <draw:line draw:style-name="gr18" draw:text-style-name="P6" draw:layer="layout" svg:x1="12cm" svg:y1="9.081cm" svg:x2="12cm" svg:y2="10cm">
          <text:p/>
        </draw:line>
        <draw:line draw:style-name="gr18" draw:text-style-name="P6" draw:layer="layout" svg:x1="10cm" svg:y1="9.081cm" svg:x2="10cm" svg:y2="10cm">
          <text:p/>
        </draw:line>
        <draw:custom-shape draw:style-name="gr4" draw:text-style-name="P8" draw:layer="layout" svg:width="2.1cm" svg:height="0.9cm" svg:x="15cm" svg:y="14.982cm">
          <text:p text:style-name="P6"><text:span text:style-name="T7">埼玉</text:span></text:p>
          <text:p text:style-name="P6"><text:span text:style-name="T7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1cm" svg:height="0.9cm" svg:x="16.922cm" svg:y="16.1cm">
          <text:p text:style-name="P6"><text:span text:style-name="T7">埼玉</text:span></text:p>
          <text:p text:style-name="P6"><text:span text:style-name="T7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6" draw:layer="layout" svg:x1="12cm" svg:y1="11.1cm" svg:x2="12cm" svg:y2="12.7cm">
          <text:p/>
        </draw:line>
        <draw:line draw:style-name="gr18" draw:text-style-name="P6" draw:layer="layout" svg:x1="14cm" svg:y1="11.1cm" svg:x2="14cm" svg:y2="13.8cm">
          <text:p/>
        </draw:line>
        <draw:line draw:style-name="gr18" draw:text-style-name="P6" draw:layer="layout" svg:x1="16cm" svg:y1="11.1cm" svg:x2="16cm" svg:y2="15cm">
          <text:p/>
        </draw:line>
        <draw:line draw:style-name="gr18" draw:text-style-name="P6" draw:layer="layout" svg:x1="18cm" svg:y1="11.1cm" svg:x2="18cm" svg:y2="16.1cm">
          <text:p/>
        </draw:line>
        <draw:line draw:style-name="gr23" draw:text-style-name="P6" draw:layer="layout" svg:x1="10.9cm" svg:y1="12.3cm" svg:x2="19.5cm" svg:y2="12.3cm">
          <text:p/>
        </draw:line>
        <draw:line draw:style-name="gr23" draw:text-style-name="P6" draw:layer="layout" svg:x1="13.1cm" svg:y1="13.6cm" svg:x2="20.5cm" svg:y2="13.6cm">
          <text:p/>
        </draw:line>
        <draw:line draw:style-name="gr23" draw:text-style-name="P6" draw:layer="layout" svg:x1="15.1cm" svg:y1="14.7cm" svg:x2="21.5cm" svg:y2="14.7cm">
          <text:p/>
        </draw:line>
        <draw:line draw:style-name="gr24" draw:text-style-name="P6" draw:layer="layout" svg:x1="19.5cm" svg:y1="12.3cm" svg:x2="19.5cm" svg:y2="7.1cm">
          <text:p/>
        </draw:line>
        <draw:line draw:style-name="gr24" draw:text-style-name="P6" draw:layer="layout" svg:x1="20.5cm" svg:y1="13.6cm" svg:x2="20.5cm" svg:y2="7.1cm">
          <text:p/>
        </draw:line>
        <draw:line draw:style-name="gr24" draw:text-style-name="P6" draw:layer="layout" svg:x1="21.5cm" svg:y1="14.7cm" svg:x2="21.5cm" svg:y2="7.1cm">
          <text:p/>
        </draw:line>
        <draw:line draw:style-name="gr25" draw:text-style-name="P6" draw:layer="layout" svg:x1="22.4cm" svg:y1="7.1cm" svg:x2="22.4cm" svg:y2="17.5cm">
          <text:p/>
        </draw:line>
        <draw:line draw:style-name="gr18" draw:text-style-name="P6" draw:layer="layout" svg:x1="10cm" svg:y1="12.3cm" svg:x2="10cm" svg:y2="17.5cm">
          <text:p/>
        </draw:line>
        <draw:line draw:style-name="gr18" draw:text-style-name="P6" draw:layer="layout" svg:x1="12cm" svg:y1="13.6cm" svg:x2="12cm" svg:y2="17.5cm">
          <text:p/>
        </draw:line>
        <draw:line draw:style-name="gr18" draw:text-style-name="P6" draw:layer="layout" svg:x1="14cm" svg:y1="14.7cm" svg:x2="14cm" svg:y2="17.5cm">
          <text:p/>
        </draw:line>
        <draw:line draw:style-name="gr18" draw:text-style-name="P6" draw:layer="layout" svg:x1="16cm" svg:y1="15.9cm" svg:x2="16cm" svg:y2="17.5cm">
          <text:p/>
        </draw:line>
        <draw:line draw:style-name="gr18" draw:text-style-name="P6" draw:layer="layout" svg:x1="18cm" svg:y1="17cm" svg:x2="18cm" svg:y2="17.5cm">
          <text:p/>
        </draw:line>
        <draw:custom-shape draw:style-name="gr26" draw:text-style-name="P8" draw:layer="layout" svg:width="1.9cm" svg:height="0.8cm" svg:x="7.1cm" svg:y="10.5cm">
          <text:p text:style-name="P6"><text:span text:style-name="T7">注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6" draw:layer="layout" svg:x1="8cm" svg:y1="10.5cm" svg:x2="8cm" svg:y2="9.1cm">
          <text:p/>
        </draw:line>
        <draw:custom-shape draw:style-name="gr27" draw:text-style-name="P8" draw:layer="layout" svg:width="2.6cm" svg:height="0.9cm" svg:x="23.878cm" svg:y="7.972cm">
          <text:p text:style-name="P6"><text:span text:style-name="T7">発送依頼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6" draw:layer="layout" svg:x1="18cm" svg:y1="8.4cm" svg:x2="23.9cm" svg:y2="8.4cm">
          <text:p/>
        </draw:line>
        <draw:line draw:style-name="gr28" draw:text-style-name="P6" draw:layer="layout" svg:x1="25cm" svg:y1="8cm" svg:x2="25cm" svg:y2="6.2cm">
          <text:p/>
        </draw:line>
        <draw:line draw:style-name="gr25" draw:text-style-name="P6" draw:layer="layout" svg:x1="25cm" svg:y1="6.2cm" svg:x2="24.4cm" svg:y2="6.2cm">
          <text:p/>
        </draw:line>
        <draw:custom-shape draw:style-name="gr29" draw:text-style-name="P8" draw:layer="layout" svg:width="12.4cm" svg:height="0.592cm" svg:x="10cm" svg:y="17.5cm">
          <text:p text:style-name="P6"><text:span text:style-name="T7">商品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6" draw:layer="layout" svg:x1="10cm" svg:y1="18.1cm" svg:x2="10cm" svg:y2="18.9cm">
          <text:p/>
        </draw:line>
        <draw:line draw:style-name="gr18" draw:text-style-name="P6" draw:layer="layout" svg:x1="12cm" svg:y1="18.1cm" svg:x2="12cm" svg:y2="18.9cm">
          <text:p/>
        </draw:line>
        <draw:line draw:style-name="gr18" draw:text-style-name="P6" draw:layer="layout" svg:x1="14cm" svg:y1="18.1cm" svg:x2="14cm" svg:y2="18.9cm">
          <text:p/>
        </draw:line>
        <draw:line draw:style-name="gr18" draw:text-style-name="P6" draw:layer="layout" svg:x1="16cm" svg:y1="18.1cm" svg:x2="16cm" svg:y2="18.9cm">
          <text:p/>
        </draw:line>
        <draw:line draw:style-name="gr18" draw:text-style-name="P6" draw:layer="layout" svg:x1="18cm" svg:y1="18.1cm" svg:x2="18cm" svg:y2="18.9cm">
          <text:p/>
        </draw:line>
        <draw:line draw:style-name="gr18" draw:text-style-name="P6" draw:layer="layout" svg:x1="22.4cm" svg:y1="18.1cm" svg:x2="22.4cm" svg:y2="18.9cm">
          <text:p/>
        </draw:line>
        <draw:custom-shape draw:style-name="gr30" draw:text-style-name="P8" draw:layer="layout" svg:width="1.3cm" svg:height="0.6cm" svg:x="21.6cm" svg:y="1.8cm">
          <text:p text:style-name="P6"><text:span text:style-name="T7">輸入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1" svg:font-family="'ＭＳ Ｐゴシック'" style:font-pitch="variable"/>
    <style:font-face style:name="ＭＳ Ｐ明朝" svg:font-family="'ＭＳ Ｐ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線の終点_20_1" draw:display-name="線の終点 1" svg:viewBox="0 0 1131 902" svg:d="M564 0l-564 902h1131z"/>
    <draw:marker draw:name="線の終点_20_2" draw:display-name="線の終点 2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8:26:36.421000000</meta:creation-date>
    <dc:date>2015-05-22T18:20:36.510973000</dc:date>
    <meta:editing-duration>PT1H55M46S</meta:editing-duration>
    <meta:editing-cycles>10</meta:editing-cycles>
    <meta:generator>LibreOffice/4.3.2.2$MacOSX_X86_64 LibreOffice_project/edfb5295ba211bd31ad47d0bad0118690f76407d</meta:generator>
    <meta:document-statistic meta:object-count="72"/>
  </office:meta>
</office:document-meta>
</file>